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6300000142C5B330A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9cm" fo:min-width="0cm"/>
    </style:style>
    <style:style style:name="gr3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cccc" fo:font-family="'Avenir Next'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P3" style:family="paragraph">
      <style:text-properties fo:color="#00cccc" fo:font-family="'Avenir Next'" style:font-pitch="variable" fo:font-size="108pt" fo:letter-spacing="normal" fo:font-style="normal" fo:text-shadow="none" fo:font-weight="normal" style:letter-kerning="false" style:font-size-asian="108pt" style:font-style-asian="normal" style:font-weight-asian="normal" style:font-size-complex="108pt" style:font-style-complex="normal" style:font-weight-complex="normal" style:text-scale="139%"/>
    </style:style>
    <style:style style:name="T1" style:family="text">
      <style:text-properties fo:color="#00cccc" fo:font-family="'Avenir Next'" style:font-pitch="variable" fo:font-size="54pt" fo:letter-spacing="normal" fo:font-style="normal" fo:text-shadow="none" fo:font-weight="normal" style:letter-kerning="false" style:font-size-asian="54pt" style:font-style-asian="normal" style:font-weight-asian="normal" style:font-size-complex="54pt" style:font-style-complex="normal" style:font-weight-complex="normal" style:text-scale="139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8cm" svg:height="1.9cm" svg:x="8.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8.3cm" svg:height="6.899cm" svg:x="3.8cm" svg:y="0.582cm">
          <draw:text-box>
            <text:p text:style-name="P2"><text:span text:style-name="T1">RISVO</text:span></text:p>
          </draw:text-box>
        </draw:frame>
        <draw:frame draw:style-name="gr3" draw:text-style-name="P1" draw:layer="layout" svg:width="3.408cm" svg:height="2.899cm" svg:x="0.3cm" svg:y="0.5cm">
          <draw:image xlink:href="Pictures/100000000000016300000142C5B330AB.png" xlink:type="simple" xlink:show="embed" xlink:actuate="onLoad">
            <text:p/>
          </draw:image>
        </draw:frame>
        <draw:custom-shape draw:style-name="gr4" draw:text-style-name="P1" draw:layer="layout" svg:width="1.1cm" svg:height="0.7cm" svg:x="10.2cm" svg:y="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1-06T14:08:00</meta:creation-date>
    <dc:date>2023-11-15T14:51:12</dc:date>
    <meta:editing-duration>PT1H50M22S</meta:editing-duration>
    <meta:editing-cycles>5</meta:editing-cycles>
    <meta:generator>OpenOffice/4.1.14$Unix OpenOffice.org_project/4114m1$Build-9811</meta:generator>
    <meta:document-statistic meta:object-count="4"/>
  </office:meta>
</office:document-meta>
</file>